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7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9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10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11" style:family="graphic" style:parent-style-name="預設_5f_3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12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13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4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5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16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3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.56cm"/>
    </style:style>
    <style:style style:name="gr19" style:family="graphic" style:parent-style-name="objectwithoutfill">
      <style:graphic-properties svg:stroke-width="0.5cm" svg:stroke-color="#ffff99" draw:marker-start-width="0.95cm" draw:marker-end="Arrow" draw:marker-end-width="1.05cm" draw:fill="none" draw:textarea-vertical-align="middle" fo:padding-top="0.375cm" fo:padding-bottom="0.375cm" fo:padding-left="0.5cm" fo:padding-right="0.5cm"/>
    </style:style>
    <style:style style:name="gr20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2.711cm" fo:min-width="1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4.082cm"/>
    </style:style>
    <style:style style:name="gr22" style:family="graphic" style:parent-style-name="standard">
      <style:graphic-properties draw:stroke="dash" draw:stroke-dash="Ultrafine_20_2_20_Dots_20_3_20_Dashes" svg:stroke-width="0cm" svg:stroke-color="#ffffff" draw:marker-start-width="0.2cm" draw:marker-end-width="0.2cm" draw:fill="none" draw:textarea-horizontal-align="justify" draw:textarea-vertical-align="middle" draw:auto-grow-height="false" fo:min-height="6.506cm" fo:min-width="4.708cm" fo:padding-top="0.125cm" fo:padding-bottom="0.125cm" fo:padding-left="0.25cm" fo:padding-right="0.25cm" fo:wrap-option="no-wrap"/>
    </style:style>
    <style:style style:name="gr23" style:family="graphic" style:parent-style-name="預設_5f_3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6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42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r7" style:family="presentation" style:parent-style-name="lyt-bluelinesgrad-outline1">
      <style:graphic-properties fo:min-height="10.5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9" style:family="paragraph">
      <loext:graphic-properties draw:fill="none" draw:fill-color="#ffffff"/>
      <style:text-properties fo:color="#dddddd" style:font-name="標楷體2" fo:font-size="26pt" style:font-name-asian="標楷體2" style:font-size-asian="26pt" style:font-size-complex="26pt"/>
    </style:style>
    <style:style style:name="P10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loext:graphic-properties draw:fill="none" draw:fill-color="#ffffff"/>
      <style:text-properties style:font-name="標楷體2" fo:font-size="22pt" style:font-name-asian="標楷體2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style:font-name="標楷體2" fo:font-size="26pt" style:font-name-asian="標楷體2" style:font-size-asian="26pt" style:font-size-complex="26pt"/>
    </style:style>
    <style:style style:name="P20" style:family="paragraph">
      <loext:graphic-properties draw:fill="none" draw:fill-color="#ffffff"/>
      <style:text-properties fo:color="#ffff99" style:font-name="標楷體2" fo:font-size="24pt" style:font-name-asian="標楷體2" style:font-size-asian="24pt" style:font-size-complex="24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標楷體2" fo:font-size="32pt" style:font-name-asian="標楷體2" style:font-size-asian="32pt" style:font-size-complex="32pt"/>
    </style:style>
    <style:style style:name="T7" style:family="text">
      <style:text-properties fo:color="#dddddd" style:font-name="標楷體2" fo:font-size="26pt" style:font-name-asian="標楷體2" style:font-size-asian="26pt" style:font-size-complex="26pt"/>
    </style:style>
    <style:style style:name="T8" style:family="text">
      <style:text-properties style:font-name="標楷體2" fo:font-size="24pt" style:font-name-asian="標楷體2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32pt" style:text-underline-style="none" style:font-size-asian="32pt" style:font-size-complex="32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style:font-name="標楷體2" fo:font-size="22pt" style:font-name-asian="標楷體2" style:font-size-asian="22pt" style:font-size-complex="22pt"/>
    </style:style>
    <style:style style:name="T18" style:family="text">
      <style:text-properties style:font-name="標楷體2" fo:font-size="26pt" style:font-name-asian="標楷體2" style:font-size-asian="26pt" style:font-size-complex="26pt"/>
    </style:style>
    <style:style style:name="T19" style:family="text">
      <style:text-properties fo:color="#ffff99" style:font-name="標楷體2" fo:font-size="24pt" style:font-name-asian="標楷體2" style:font-size-asian="24pt" style:font-size-complex="24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八卦語》到《八極語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21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5</text:span><text:span text:style-name="T5">日，四象語再進化為八卦語</text:span></text:p>
              </text:list-item>
              <text:list-item>
                <text:p><text:span text:style-name="T5">現在、八卦語將再度進化，成為八極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語言的進化圖</text:p>
          </draw:text-box>
        </draw:frame>
        <draw:custom-shape draw:style-name="gr3" draw:text-style-name="P7" draw:layer="layout" svg:width="7.4cm" svg:height="9.6cm" svg:x="10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601cm" svg:y1="11cm" svg:x2="18.001cm" svg:y2="11cm">
          <text:p/>
        </draw:line>
        <draw:frame draw:style-name="gr5" draw:text-style-name="P8" draw:layer="layout" svg:width="2.475cm" svg:height="1.606cm" svg:x="12.901cm" svg:y="8.2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13.03cm" svg:y="12.2cm">
          <draw:text-box>
            <text:p><text:span text:style-name="T6">述</text:span><text:span text:style-name="T6">P</text:span></text:p>
          </draw:text-box>
        </draw:frame>
        <draw:custom-shape draw:style-name="gr3" draw:text-style-name="P7" draw:layer="layout" svg:width="7.4cm" svg:height="9.6cm" svg:x="20.2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0.201cm" svg:y1="10.9cm" svg:x2="27.601cm" svg:y2="10.9cm">
          <text:p/>
        </draw:line>
        <draw:frame draw:style-name="gr6" draw:text-style-name="P8" draw:layer="layout" svg:width="5.854cm" svg:height="1.606cm" svg:x="21.001cm" svg:y="8.4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21.001cm" svg:y="1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23.801cm" svg:y1="6cm" svg:x2="24.001cm" svg:y2="15.6cm">
          <text:p/>
        </draw:line>
        <draw:custom-shape draw:style-name="gr7" draw:text-style-name="P7" draw:layer="layout" svg:width="1.2cm" svg:height="1.6cm" svg:x="18.5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7.4cm" svg:height="9.6cm" svg:x="1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475cm" svg:height="1.606cm" svg:x="3.601cm" svg:y="10.394cm">
          <draw:text-box>
            <text:p><text:span text:style-name="T6">詞</text:span><text:span text:style-name="T6">W</text:span></text:p>
          </draw:text-box>
        </draw:frame>
        <draw:custom-shape draw:style-name="gr7" draw:text-style-name="P7" draw:layer="layout" svg:width="1.2cm" svg:height="1.6cm" svg:x="9.0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3.271cm" svg:height="1.606cm" svg:x="3.3cm" svg:y="17cm">
          <draw:text-box>
            <text:p><text:span text:style-name="T7">太極語</text:span></text:p>
          </draw:text-box>
        </draw:frame>
        <draw:frame draw:style-name="gr8" draw:text-style-name="P9" draw:layer="layout" svg:width="3.271cm" svg:height="1.606cm" svg:x="12.729cm" svg:y="16.994cm">
          <draw:text-box>
            <text:p><text:span text:style-name="T7">兩儀語</text:span></text:p>
          </draw:text-box>
        </draw:frame>
        <draw:frame draw:style-name="gr8" draw:text-style-name="P9" draw:layer="layout" svg:width="3.271cm" svg:height="1.606cm" svg:x="22.529cm" svg:y="17cm">
          <draw:text-box>
            <text:p><text:span text:style-name="T7">四象語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從四象到八卦</text:p>
          </draw:text-box>
        </draw:frame>
        <draw:custom-shape draw:style-name="gr9" draw:text-style-name="P7" draw:layer="layout" svg:width="7.4cm" svg:height="9.6cm" svg:x="3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4cm" svg:y1="12.1cm" svg:x2="10.8cm" svg:y2="12.1cm">
          <text:p/>
        </draw:line>
        <draw:frame draw:style-name="gr10" draw:text-style-name="P8" draw:layer="layout" svg:width="5.854cm" svg:height="1.606cm" svg:x="4.2cm" svg:y="9.6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10" draw:text-style-name="P8" draw:layer="layout" svg:width="5.854cm" svg:height="1.606cm" svg:x="4.2cm" svg:y="13.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7cm" svg:y1="7.2cm" svg:x2="7.2cm" svg:y2="16.8cm">
          <text:p/>
        </draw:line>
        <draw:custom-shape draw:style-name="gr11" draw:text-style-name="P7" draw:layer="layout" svg:width="1.2cm" svg:height="1.6cm" svg:x="12.8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4.8cm" svg:height="5.8cm" svg:x="17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5.9cm" svg:y1="12.2cm" svg:x2="24.3cm" svg:y2="12.1cm">
          <text:p/>
        </draw:line>
        <draw:frame draw:style-name="gr13" draw:text-style-name="P10" draw:layer="layout" svg:width="4.6cm" svg:height="1.606cm" svg:x="17.9cm" svg:y="10.494cm">
          <draw:text-box>
            <text:p><text:span text:style-name="T8">實</text:span><text:span text:style-name="T8">R <text:s/></text:span><text:span text:style-name="T8">虛</text:span><text:span text:style-name="T8">I</text:span></text:p>
          </draw:text-box>
        </draw:frame>
        <draw:frame draw:style-name="gr14" draw:text-style-name="P10" draw:layer="layout" svg:width="5.2cm" svg:height="1.606cm" svg:x="17.9cm" svg:y="12.7cm">
          <draw:text-box>
            <text:p><text:span text:style-name="T8">動</text:span><text:span text:style-name="T8">V <text:s/></text:span><text:span text:style-name="T8">靜</text:span><text:span text:style-name="T8">H</text:span></text:p>
          </draw:text-box>
        </draw:frame>
        <draw:line draw:style-name="gr4" draw:text-style-name="P7" draw:layer="layout" svg:x1="20cm" svg:y1="7.2cm" svg:x2="20.2cm" svg:y2="17.2cm">
          <text:p/>
        </draw:line>
        <draw:custom-shape draw:style-name="gr15" draw:text-style-name="P7" draw:layer="layout" svg:width="8.4cm" svg:height="10cm" svg:x="15.9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3.1cm" svg:y1="8.6cm" svg:x2="21.9cm" svg:y2="10cm">
          <text:p/>
        </draw:line>
        <draw:line draw:style-name="gr4" draw:text-style-name="P7" draw:layer="layout" svg:x1="23.1cm" svg:y1="15.6cm" svg:x2="21.9cm" svg:y2="14cm">
          <text:p/>
        </draw:line>
        <draw:line draw:style-name="gr4" draw:text-style-name="P7" draw:layer="layout" svg:x1="17.1cm" svg:y1="15.8cm" svg:x2="18.3cm" svg:y2="14.2cm">
          <text:p/>
        </draw:line>
        <draw:line draw:style-name="gr4" draw:text-style-name="P7" draw:layer="layout" svg:x1="17.1cm" svg:y1="8.6cm" svg:x2="18.3cm" svg:y2="10.2cm">
          <text:p/>
        </draw:line>
        <draw:frame draw:style-name="gr16" draw:text-style-name="P11" draw:layer="layout" svg:width="1.647cm" svg:height="1.047cm" svg:x="22.328cm" svg:y="10.153cm">
          <draw:text-box>
            <text:p><text:span text:style-name="T9">時</text:span><text:span text:style-name="T9">?</text:span></text:p>
          </draw:text-box>
        </draw:frame>
        <draw:frame draw:style-name="gr16" draw:text-style-name="P11" draw:layer="layout" svg:width="1.647cm" svg:height="1.047cm" svg:x="20.528cm" svg:y="8cm">
          <draw:text-box>
            <text:p><text:span text:style-name="T9">事</text:span><text:span text:style-name="T9">?</text:span></text:p>
          </draw:text-box>
        </draw:frame>
        <draw:frame draw:style-name="gr16" draw:text-style-name="P11" draw:layer="layout" svg:width="1.647cm" svg:height="1.047cm" svg:x="16.128cm" svg:y="13cm">
          <draw:text-box>
            <text:p><text:span text:style-name="T9">果</text:span><text:span text:style-name="T9">?</text:span></text:p>
          </draw:text-box>
        </draw:frame>
        <draw:frame draw:style-name="gr16" draw:text-style-name="P11" draw:layer="layout" svg:width="1.647cm" svg:height="1.047cm" svg:x="17.9cm" svg:y="15.353cm">
          <draw:text-box>
            <text:p><text:span text:style-name="T9">因</text:span><text:span text:style-name="T9">?</text:span></text:p>
          </draw:text-box>
        </draw:frame>
        <draw:frame draw:style-name="gr16" draw:text-style-name="P11" draw:layer="layout" svg:width="1.647cm" svg:height="1.047cm" svg:x="16.128cm" svg:y="10.353cm">
          <draw:text-box>
            <text:p><text:span text:style-name="T9">物</text:span><text:span text:style-name="T9">?</text:span></text:p>
          </draw:text-box>
        </draw:frame>
        <draw:frame draw:style-name="gr16" draw:text-style-name="P11" draw:layer="layout" svg:width="1.647cm" svg:height="1.047cm" svg:x="17.828cm" svg:y="8.053cm">
          <draw:text-box>
            <text:p><text:span text:style-name="T9">人</text:span><text:span text:style-name="T9">?</text:span></text:p>
          </draw:text-box>
        </draw:frame>
        <draw:frame draw:style-name="gr16" draw:text-style-name="P11" draw:layer="layout" svg:width="1.647cm" svg:height="1.047cm" svg:x="22.328cm" svg:y="12.953cm">
          <draw:text-box>
            <text:p><text:span text:style-name="T9">地</text:span><text:span text:style-name="T9">?</text:span></text:p>
          </draw:text-box>
        </draw:frame>
        <draw:frame draw:style-name="gr16" draw:text-style-name="P11" draw:layer="layout" svg:width="1.647cm" svg:height="1.047cm" svg:x="20.528cm" svg:y="15.3cm">
          <draw:text-box>
            <text:p><text:span text:style-name="T9">性</text:span><text:span text:style-name="T9">?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</text:p>
          </draw:text-box>
        </draw:frame>
        <draw:frame presentation:style-name="pr6" draw:text-style-name="P12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簡單的說、只是一堆符號與字母的組合</text:span></text:p>
              </text:list-item>
              <text:list-item>
                <text:p><text:span text:style-name="T10">使用者寫得簡單一點，讓意義可以有效傳達就行了。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兩儀語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則是將詞彙分為《名詞》和《述詞》</text:span></text:p>
              </text:list-item>
              <text:list-item>
                <text:p><text:span text:style-name="T11">《述詞》可以用來《描述名詞》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四象語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則進一步將《名詞》分為《實詞》和《虛詞》</text:span></text:p>
                <text:list>
                  <text:list-item>
                    <text:p><text:span text:style-name="T5">名詞</text:span><text:span text:style-name="T5">=</text:span><text:span text:style-name="T5">實詞</text:span><text:span text:style-name="T5">|</text:span><text:span text:style-name="T5">虛詞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然後將《述詞》分為《動詞》和《靜詞》</text:span></text:p>
                <text:list>
                  <text:list-item>
                    <text:p><text:span text:style-name="T5">述詞</text:span><text:span text:style-name="T5">=</text:span><text:span text:style-name="T5">動詞</text:span><text:span text:style-name="T5">|</text:span><text:span text:style-name="T5">靜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語</text:p>
          </draw:text-box>
        </draw:frame>
        <draw:frame presentation:style-name="pr4" draw:text-style-name="P14" draw:layer="layout" svg:width="25.199cm" svg:height="18.494cm" svg:x="1.5cm" svg:y="6.014cm" presentation:class="outline" presentation:user-transformed="true">
          <draw:text-box>
            <text:list text:style-name="L3">
              <text:list-item>
                <text:p><text:span text:style-name="T12">則是加入了《人事時地物性因果》</text:span><text:span text:style-name="T12"><text:line-break/></text:span><text:span text:style-name="T12">等《八種問卦的詞彙》</text:span></text:p>
                <text:list>
                  <text:list-item>
                    <text:p><text:span text:style-name="T12">形成了八種問句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3">這些語言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都會利用</text:span></text:p>
                <text:list>
                  <text:list-item>
                    <text:p><text:span text:style-name="T12">《電腦的超強記憶力》</text:span></text:p>
                  </text:list-item>
                  <text:list-item>
                    <text:p><text:span text:style-name="T12">《人腦的超強腦補力》</text:span></text:p>
                  </text:list-item>
                </text:list>
              </text:list-item>
              <text:list-item>
                <text:p><text:span text:style-name="T12">然後透過翻譯程式與</text:span><text:span text:style-name="T12">IDE</text:span><text:span text:style-name="T12">與作中介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語言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語言的閱讀者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也不需要背單字</text:span></text:p>
              </text:list-item>
              <text:list-item>
                <text:p><text:span text:style-name="T13">因為電腦會翻譯給你看</text:span></text:p>
              </text:list-item>
              <text:list-item>
                <text:p><text:span text:style-name="T13">只需要用心去感受，</text:span><text:span text:style-name="T13"><text:line-break/></text:span><text:span text:style-name="T13">文章到底是甚麼意思就行了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人類發揮人類特長</text:span></text:p>
              </text:list-item>
              <text:list-item>
                <text:p><text:span text:style-name="T13">機器發揮機器特長</text:span></text:p>
              </text:list-item>
              <text:list-item>
                <text:p><text:span text:style-name="T13">人機合一就能達到溝通目的了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如果沒有固定的語法，那麼人們隨便寫，電腦能正確翻譯嗎？讀者能讀得懂嗎？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，這些語言一路進化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就是為了讓語法更明確</text:p>
              </text:list-item>
              <text:list-item>
                <text:p>然後更明確的語法產生更明確的語意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13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太極語的詞彙分成《名詞》與《述詞》</text:span></text:p>
              </text:list-item>
              <text:list-item>
                <text:p><text:span text:style-name="T11">兩儀語進一步區分</text:span></text:p>
                <text:list>
                  <text:list-item>
                    <text:p><text:span text:style-name="T11">名詞 </text:span><text:span text:style-name="T11">= </text:span><text:span text:style-name="T11">實詞 </text:span><text:span text:style-name="T11">+ </text:span><text:span text:style-name="T11">虛詞</text:span></text:p>
                  </text:list-item>
                  <text:list-item>
                    <text:p><text:span text:style-name="T11">述詞 </text:span><text:span text:style-name="T11">= </text:span><text:span text:style-name="T11">動詞 </text:span><text:span text:style-name="T11">+ </text:span><text:span text:style-name="T11">靜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我們規定了語法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每個句子只能有《一個動詞項》</text:span></text:p>
              </text:list-item>
              <text:list-item>
                <text:p><text:span text:style-name="T10">若無動詞項則以《第一個名詞》為主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他有 一隻可愛的小花貓</text:span><text:span text:style-name="T5"><text:line-break/></text:span><text:span text:style-name="T14">N V</text:span><text:span text:style-name="T15"> <text:s/></text:span><text:span text:style-name="T14">H <text:s text:c="2"/>H <text:s text:c="4"/>H H N</text:span><text:span text:style-name="T5"><text:line-break/></text:span><text:span text:style-name="T5"> V <text:s text:c="8"/>N</text:span></text:p>
              </text:list-item>
              <text:list-item>
                <text:p><text:span text:style-name="T5">前者以</text:span><text:span text:style-name="T5">V</text:span><text:span text:style-name="T5">結尾，所以結構為 <text:s/>有</text:span><text:span text:style-name="T5">(</text:span><text:span text:style-name="T5">他</text:span><text:span text:style-name="T5">)</text:span></text:p>
              </text:list-item>
              <text:list-item>
                <text:p><text:span text:style-name="T5">後者以</text:span><text:span text:style-name="T5">N</text:span><text:span text:style-name="T5">結尾，所以結構為 <text:s/></text:span><text:span text:style-name="T5"><text:line-break/></text:span><text:span text:style-name="T5">貓</text:span><text:span text:style-name="T5">(</text:span><text:span text:style-name="T5">一隻</text:span><text:span text:style-name="T5">,</text:span><text:span text:style-name="T5">可愛的</text:span><text:span text:style-name="T5">, </text:span><text:span text:style-name="T5">小</text:span><text:span text:style-name="T5">,</text:span><text:span text:style-name="T5">花</text:span><text:span text:style-name="T5">)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對於另一些語句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像是</text:p>
                <text:list>
                  <text:list-item>
                    <text:p>花很紅 = 花(很,紅)</text:p>
                  </text:list-item>
                  <text:list-item>
                    <text:p>她多大? = 她(多,大?)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感覺就是怪怪的了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重要的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《八卦語》感覺不太好聽</text:p>
              </text:list-item>
              <text:list-item>
                <text:p>《太極八卦語》初聽還好，<text:line-break/>但仔細想就怪怪的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翻譯成英文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太極八卦語可能會變成</text:p>
                <text:list>
                  <text:list-item>
                    <text:p>Taiji8 或 TG8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真的不太好聽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3">所以，我決定讓《八卦語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再次進化為《八極語》</text:p>
              </text:list-item>
              <text:list-item>
                <text:p>簡寫為 8gL</text:p>
                <text:list>
                  <text:list-item>
                    <text:p>Eight Group Language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到底會有哪《八極》呢？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後來想想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《靜詞》會是個關鍵</text:span></text:p>
              </text:list-item>
              <text:list-item>
                <text:p><text:span text:style-name="T10">英語中的《形容詞、副詞、連接詞》等等，都屬於《靜詞類》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6">因此、靜詞應該進一步區分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該怎麼分呢？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讓我們看看目前的分類圖</text:span></text:p>
              </text:list-item>
            </text:list>
          </draw:text-box>
        </draw:frame>
        <draw:custom-shape draw:style-name="gr9" draw:text-style-name="P7" draw:layer="layout" svg:width="7.4cm" svg:height="9.6cm" svg:x="3.4cm" svg:y="8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4cm" svg:y1="13.801cm" svg:x2="10.8cm" svg:y2="13.801cm">
          <text:p/>
        </draw:line>
        <draw:frame draw:style-name="gr10" draw:text-style-name="P8" draw:layer="layout" svg:width="5.854cm" svg:height="1.606cm" svg:x="4.2cm" svg:y="11.301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10" draw:text-style-name="P8" draw:layer="layout" svg:width="5.854cm" svg:height="1.606cm" svg:x="4.2cm" svg:y="14.901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7cm" svg:y1="8.901cm" svg:x2="7.2cm" svg:y2="18.501cm">
          <text:p/>
        </draw:line>
        <draw:custom-shape draw:style-name="gr11" draw:text-style-name="P7" draw:layer="layout" svg:width="1.2cm" svg:height="1.6cm" svg:x="12.8cm" svg:y="13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4.8cm" svg:height="5.8cm" svg:x="17.7cm" svg:y="10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5.9cm" svg:y1="13.901cm" svg:x2="24.3cm" svg:y2="13.801cm">
          <text:p/>
        </draw:line>
        <draw:frame draw:style-name="gr13" draw:text-style-name="P10" draw:layer="layout" svg:width="4.6cm" svg:height="1.606cm" svg:x="17.9cm" svg:y="12.195cm">
          <draw:text-box>
            <text:p><text:span text:style-name="T8">實</text:span><text:span text:style-name="T8">R <text:s/></text:span><text:span text:style-name="T8">虛</text:span><text:span text:style-name="T8">I</text:span></text:p>
          </draw:text-box>
        </draw:frame>
        <draw:frame draw:style-name="gr14" draw:text-style-name="P10" draw:layer="layout" svg:width="5.2cm" svg:height="1.606cm" svg:x="17.9cm" svg:y="14.401cm">
          <draw:text-box>
            <text:p><text:span text:style-name="T8">動</text:span><text:span text:style-name="T8">V <text:s/></text:span><text:span text:style-name="T8">靜</text:span><text:span text:style-name="T8">H</text:span></text:p>
          </draw:text-box>
        </draw:frame>
        <draw:line draw:style-name="gr4" draw:text-style-name="P7" draw:layer="layout" svg:x1="20cm" svg:y1="8.901cm" svg:x2="20.2cm" svg:y2="18.901cm">
          <text:p/>
        </draw:line>
        <draw:custom-shape draw:style-name="gr15" draw:text-style-name="P7" draw:layer="layout" svg:width="8.4cm" svg:height="10cm" svg:x="15.9cm" svg:y="8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3.1cm" svg:y1="10.301cm" svg:x2="21.9cm" svg:y2="11.701cm">
          <text:p/>
        </draw:line>
        <draw:line draw:style-name="gr4" draw:text-style-name="P7" draw:layer="layout" svg:x1="23.1cm" svg:y1="17.301cm" svg:x2="21.9cm" svg:y2="15.701cm">
          <text:p/>
        </draw:line>
        <draw:line draw:style-name="gr4" draw:text-style-name="P7" draw:layer="layout" svg:x1="17.1cm" svg:y1="17.501cm" svg:x2="18.3cm" svg:y2="15.901cm">
          <text:p/>
        </draw:line>
        <draw:line draw:style-name="gr4" draw:text-style-name="P7" draw:layer="layout" svg:x1="17.1cm" svg:y1="10.301cm" svg:x2="18.3cm" svg:y2="11.901cm">
          <text:p/>
        </draw:line>
        <draw:frame draw:style-name="gr16" draw:text-style-name="P11" draw:layer="layout" svg:width="1.647cm" svg:height="1.047cm" svg:x="22.328cm" svg:y="11.854cm">
          <draw:text-box>
            <text:p><text:span text:style-name="T9">時</text:span><text:span text:style-name="T9">?</text:span></text:p>
          </draw:text-box>
        </draw:frame>
        <draw:frame draw:style-name="gr16" draw:text-style-name="P11" draw:layer="layout" svg:width="1.647cm" svg:height="1.047cm" svg:x="20.528cm" svg:y="9.701cm">
          <draw:text-box>
            <text:p><text:span text:style-name="T9">事</text:span><text:span text:style-name="T9">?</text:span></text:p>
          </draw:text-box>
        </draw:frame>
        <draw:frame draw:style-name="gr16" draw:text-style-name="P11" draw:layer="layout" svg:width="1.647cm" svg:height="1.047cm" svg:x="16.128cm" svg:y="14.701cm">
          <draw:text-box>
            <text:p><text:span text:style-name="T9">果</text:span><text:span text:style-name="T9">?</text:span></text:p>
          </draw:text-box>
        </draw:frame>
        <draw:frame draw:style-name="gr16" draw:text-style-name="P11" draw:layer="layout" svg:width="1.647cm" svg:height="1.047cm" svg:x="17.9cm" svg:y="17.054cm">
          <draw:text-box>
            <text:p><text:span text:style-name="T9">因</text:span><text:span text:style-name="T9">?</text:span></text:p>
          </draw:text-box>
        </draw:frame>
        <draw:frame draw:style-name="gr16" draw:text-style-name="P11" draw:layer="layout" svg:width="1.647cm" svg:height="1.047cm" svg:x="16.128cm" svg:y="12.054cm">
          <draw:text-box>
            <text:p><text:span text:style-name="T9">物</text:span><text:span text:style-name="T9">?</text:span></text:p>
          </draw:text-box>
        </draw:frame>
        <draw:frame draw:style-name="gr16" draw:text-style-name="P11" draw:layer="layout" svg:width="1.647cm" svg:height="1.047cm" svg:x="17.828cm" svg:y="9.754cm">
          <draw:text-box>
            <text:p><text:span text:style-name="T9">人</text:span><text:span text:style-name="T9">?</text:span></text:p>
          </draw:text-box>
        </draw:frame>
        <draw:frame draw:style-name="gr16" draw:text-style-name="P11" draw:layer="layout" svg:width="1.647cm" svg:height="1.047cm" svg:x="22.328cm" svg:y="14.654cm">
          <draw:text-box>
            <text:p><text:span text:style-name="T9">地</text:span><text:span text:style-name="T9">?</text:span></text:p>
          </draw:text-box>
        </draw:frame>
        <draw:frame draw:style-name="gr16" draw:text-style-name="P11" draw:layer="layout" svg:width="1.647cm" svg:height="1.047cm" svg:x="20.528cm" svg:y="17.001cm">
          <draw:text-box>
            <text:p><text:span text:style-name="T9">性</text:span><text:span text:style-name="T9">?</text:span></text:p>
          </draw:text-box>
        </draw:frame>
        <draw:frame draw:style-name="gr17" draw:text-style-name="P17" draw:layer="layout" svg:width="2.839cm" svg:height="1.179cm" svg:x="5.84cm" svg:y="19.421cm">
          <draw:text-box>
            <text:p><text:span text:style-name="T17">四象語</text:span></text:p>
          </draw:text-box>
        </draw:frame>
        <draw:frame draw:style-name="gr17" draw:text-style-name="P17" draw:layer="layout" svg:width="2.839cm" svg:height="1.179cm" svg:x="18.94cm" svg:y="19.421cm">
          <draw:text-box>
            <text:p><text:span text:style-name="T17">八卦語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而且</text:p>
          </draw:text-box>
        </draw:frame>
        <draw:frame presentation:style-name="pr6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在《詞項》裏面的語法，則規定一律以《最後一個詞》為核心。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我們將《靜詞》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根據《四象》再度分為四類</text:span></text:p>
              </text:list-item>
              <text:list-item>
                <text:p><text:span text:style-name="T13">那麼不就有《</text:span><text:span text:style-name="T13">4+4=8</text:span><text:span text:style-name="T13">》的</text:span><text:span text:style-name="T13"><text:line-break/></text:span><text:span text:style-name="T13">《八極》了嗎？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12">所以、《四象》再度分成《八極》</text:span></text:p>
          </draw:text-box>
        </draw:frame>
        <draw:custom-shape draw:style-name="gr9" draw:text-style-name="P7" draw:layer="layout" svg:width="7.4cm" svg:height="9.6cm" svg:x="3.4cm" svg:y="5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4cm" svg:y1="10.577cm" svg:x2="10.8cm" svg:y2="10.577cm">
          <text:p/>
        </draw:line>
        <draw:frame draw:style-name="gr10" draw:text-style-name="P8" draw:layer="layout" svg:width="5.854cm" svg:height="1.606cm" svg:x="4.2cm" svg:y="8.077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10" draw:text-style-name="P8" draw:layer="layout" svg:width="5.854cm" svg:height="1.606cm" svg:x="4.2cm" svg:y="11.677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7cm" svg:y1="5.677cm" svg:x2="7.2cm" svg:y2="15.277cm">
          <text:p/>
        </draw:line>
        <draw:frame draw:style-name="gr18" draw:text-style-name="P17" draw:layer="layout" svg:width="2.06cm" svg:height="1.179cm" svg:x="6.34cm" svg:y="16.197cm">
          <draw:text-box>
            <text:p><text:span text:style-name="T17">四象</text:span></text:p>
          </draw:text-box>
        </draw:frame>
        <draw:line draw:style-name="gr19" draw:text-style-name="P7" draw:layer="layout" svg:x1="13.2cm" svg:y1="10.4cm" svg:x2="10cm" svg:y2="12.4cm">
          <text:p/>
        </draw:line>
        <draw:custom-shape draw:style-name="gr9" draw:text-style-name="P7" draw:layer="layout" svg:width="7.4cm" svg:height="9.6cm" svg:x="14.4cm" svg:y="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4.4cm" svg:y1="10.601cm" svg:x2="21.8cm" svg:y2="10.601cm">
          <text:p/>
        </draw:line>
        <draw:frame draw:style-name="gr20" draw:text-style-name="P19" draw:layer="layout" svg:width="2.4cm" svg:height="2.961cm" svg:x="15.2cm" svg:y="7.601cm">
          <draw:text-box>
            <text:p text:style-name="P18"><text:span text:style-name="T18">r</text:span></text:p>
            <text:p text:style-name="P18"><text:span text:style-name="T18">靜實</text:span></text:p>
          </draw:text-box>
        </draw:frame>
        <draw:line draw:style-name="gr4" draw:text-style-name="P7" draw:layer="layout" svg:x1="18cm" svg:y1="5.701cm" svg:x2="18.2cm" svg:y2="15.301cm">
          <text:p/>
        </draw:line>
        <draw:frame draw:style-name="gr18" draw:text-style-name="P17" draw:layer="layout" svg:width="2.839cm" svg:height="1.179cm" svg:x="17.04cm" svg:y="16.221cm">
          <draw:text-box>
            <text:p><text:span text:style-name="T17">靜四象</text:span></text:p>
          </draw:text-box>
        </draw:frame>
        <draw:frame draw:style-name="gr20" draw:text-style-name="P19" draw:layer="layout" svg:width="2.4cm" svg:height="2.961cm" svg:x="18.6cm" svg:y="7.6cm">
          <draw:text-box>
            <text:p text:style-name="P18"><text:span text:style-name="T18">i</text:span></text:p>
            <text:p text:style-name="P18"><text:span text:style-name="T18">靜虛</text:span></text:p>
          </draw:text-box>
        </draw:frame>
        <draw:frame draw:style-name="gr20" draw:text-style-name="P19" draw:layer="layout" svg:width="2.4cm" svg:height="2.961cm" svg:x="15.2cm" svg:y="11.2cm">
          <draw:text-box>
            <text:p text:style-name="P18"><text:span text:style-name="T18">v</text:span></text:p>
            <text:p text:style-name="P18"><text:span text:style-name="T18">靜動</text:span></text:p>
          </draw:text-box>
        </draw:frame>
        <draw:frame draw:style-name="gr20" draw:text-style-name="P19" draw:layer="layout" svg:width="2.4cm" svg:height="2.961cm" svg:x="18.6cm" svg:y="11.2cm">
          <draw:text-box>
            <text:p text:style-name="P18"><text:span text:style-name="T18">h</text:span></text:p>
            <text:p text:style-name="P18"><text:span text:style-name="T18">靜靜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10">於是《八卦語》就進化為《八極語》了</text:span></text:p>
          </draw:text-box>
        </draw:frame>
        <draw:custom-shape draw:style-name="gr12" draw:text-style-name="P7" draw:layer="layout" svg:width="4.8cm" svg:height="5.8cm" svg:x="6.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5cm" svg:y1="11cm" svg:x2="13.4cm" svg:y2="10.9cm">
          <text:p/>
        </draw:line>
        <draw:frame draw:style-name="gr13" draw:text-style-name="P10" draw:layer="layout" svg:width="4.6cm" svg:height="1.606cm" svg:x="7cm" svg:y="9.294cm">
          <draw:text-box>
            <text:p><text:span text:style-name="T8">實</text:span><text:span text:style-name="T8">R <text:s/></text:span><text:span text:style-name="T8">虛</text:span><text:span text:style-name="T8">I</text:span></text:p>
          </draw:text-box>
        </draw:frame>
        <draw:frame draw:style-name="gr14" draw:text-style-name="P10" draw:layer="layout" svg:width="5.2cm" svg:height="1.606cm" svg:x="7cm" svg:y="11.5cm">
          <draw:text-box>
            <text:p><text:span text:style-name="T8">動</text:span><text:span text:style-name="T8">V <text:s/></text:span><text:span text:style-name="T8">靜</text:span><text:span text:style-name="T8">H</text:span></text:p>
          </draw:text-box>
        </draw:frame>
        <draw:line draw:style-name="gr4" draw:text-style-name="P7" draw:layer="layout" svg:x1="9.1cm" svg:y1="6cm" svg:x2="9.3cm" svg:y2="16cm">
          <text:p/>
        </draw:line>
        <draw:custom-shape draw:style-name="gr15" draw:text-style-name="P7" draw:layer="layout" svg:width="8.4cm" svg:height="10cm" svg:x="5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2.2cm" svg:y1="7.4cm" svg:x2="11cm" svg:y2="8.8cm">
          <text:p/>
        </draw:line>
        <draw:line draw:style-name="gr4" draw:text-style-name="P7" draw:layer="layout" svg:x1="12.2cm" svg:y1="14.4cm" svg:x2="11cm" svg:y2="12.8cm">
          <text:p/>
        </draw:line>
        <draw:line draw:style-name="gr4" draw:text-style-name="P7" draw:layer="layout" svg:x1="6.2cm" svg:y1="14.6cm" svg:x2="7.4cm" svg:y2="13cm">
          <text:p/>
        </draw:line>
        <draw:line draw:style-name="gr4" draw:text-style-name="P7" draw:layer="layout" svg:x1="6.2cm" svg:y1="7.4cm" svg:x2="7.4cm" svg:y2="9cm">
          <text:p/>
        </draw:line>
        <draw:frame draw:style-name="gr16" draw:text-style-name="P11" draw:layer="layout" svg:width="1.647cm" svg:height="1.047cm" svg:x="11.428cm" svg:y="8.953cm">
          <draw:text-box>
            <text:p><text:span text:style-name="T9">時</text:span><text:span text:style-name="T9">?</text:span></text:p>
          </draw:text-box>
        </draw:frame>
        <draw:frame draw:style-name="gr16" draw:text-style-name="P11" draw:layer="layout" svg:width="1.647cm" svg:height="1.047cm" svg:x="9.628cm" svg:y="6.8cm">
          <draw:text-box>
            <text:p><text:span text:style-name="T9">事</text:span><text:span text:style-name="T9">?</text:span></text:p>
          </draw:text-box>
        </draw:frame>
        <draw:frame draw:style-name="gr16" draw:text-style-name="P11" draw:layer="layout" svg:width="1.647cm" svg:height="1.047cm" svg:x="5.228cm" svg:y="11.8cm">
          <draw:text-box>
            <text:p><text:span text:style-name="T9">果</text:span><text:span text:style-name="T9">?</text:span></text:p>
          </draw:text-box>
        </draw:frame>
        <draw:frame draw:style-name="gr16" draw:text-style-name="P11" draw:layer="layout" svg:width="1.647cm" svg:height="1.047cm" svg:x="7cm" svg:y="14.153cm">
          <draw:text-box>
            <text:p><text:span text:style-name="T9">因</text:span><text:span text:style-name="T9">?</text:span></text:p>
          </draw:text-box>
        </draw:frame>
        <draw:frame draw:style-name="gr16" draw:text-style-name="P11" draw:layer="layout" svg:width="1.647cm" svg:height="1.047cm" svg:x="5.228cm" svg:y="9.153cm">
          <draw:text-box>
            <text:p><text:span text:style-name="T9">物</text:span><text:span text:style-name="T9">?</text:span></text:p>
          </draw:text-box>
        </draw:frame>
        <draw:frame draw:style-name="gr16" draw:text-style-name="P11" draw:layer="layout" svg:width="1.647cm" svg:height="1.047cm" svg:x="6.928cm" svg:y="6.853cm">
          <draw:text-box>
            <text:p><text:span text:style-name="T9">人</text:span><text:span text:style-name="T9">?</text:span></text:p>
          </draw:text-box>
        </draw:frame>
        <draw:frame draw:style-name="gr16" draw:text-style-name="P11" draw:layer="layout" svg:width="1.647cm" svg:height="1.047cm" svg:x="11.428cm" svg:y="11.753cm">
          <draw:text-box>
            <text:p><text:span text:style-name="T9">地</text:span><text:span text:style-name="T9">?</text:span></text:p>
          </draw:text-box>
        </draw:frame>
        <draw:frame draw:style-name="gr16" draw:text-style-name="P11" draw:layer="layout" svg:width="1.647cm" svg:height="1.047cm" svg:x="9.628cm" svg:y="14.1cm">
          <draw:text-box>
            <text:p><text:span text:style-name="T9">數</text:span><text:span text:style-name="T9">?</text:span></text:p>
          </draw:text-box>
        </draw:frame>
        <draw:frame draw:style-name="gr17" draw:text-style-name="P17" draw:layer="layout" svg:width="2.839cm" svg:height="1.179cm" svg:x="8.04cm" svg:y="16.52cm">
          <draw:text-box>
            <text:p><text:span text:style-name="T17">八卦語</text:span></text:p>
          </draw:text-box>
        </draw:frame>
        <draw:frame draw:style-name="gr21" draw:text-style-name="P17" draw:layer="layout" svg:width="4.582cm" svg:height="1.179cm" svg:x="17.318cm" svg:y="16.6cm">
          <draw:text-box>
            <text:p><text:span text:style-name="T17">4+4=</text:span><text:span text:style-name="T17">八極語</text:span></text:p>
          </draw:text-box>
        </draw:frame>
        <draw:custom-shape draw:style-name="gr22" draw:text-style-name="P7" draw:layer="layout" svg:width="7.4cm" svg:height="9.6cm" svg:x="15.3cm" svg:y="6.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10856.9112282124 12022.74763045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7" draw:layer="layout" svg:width="7.4cm" svg:height="9.6cm" svg:x="15.3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5.3cm" svg:y1="11.1cm" svg:x2="22.7cm" svg:y2="11.1cm">
          <text:p/>
        </draw:line>
        <draw:frame draw:style-name="gr20" draw:text-style-name="P19" draw:layer="layout" svg:width="2.4cm" svg:height="2.961cm" svg:x="16.1cm" svg:y="8.1cm">
          <draw:text-box>
            <text:p text:style-name="P18"><text:span text:style-name="T18">Hr</text:span></text:p>
            <text:p text:style-name="P18"><text:span text:style-name="T18">靜實</text:span></text:p>
          </draw:text-box>
        </draw:frame>
        <draw:line draw:style-name="gr4" draw:text-style-name="P7" draw:layer="layout" svg:x1="18.9cm" svg:y1="6.2cm" svg:x2="19.1cm" svg:y2="15.8cm">
          <text:p/>
        </draw:line>
        <draw:frame draw:style-name="gr20" draw:text-style-name="P19" draw:layer="layout" svg:width="2.4cm" svg:height="2.961cm" svg:x="19.5cm" svg:y="8.099cm">
          <draw:text-box>
            <text:p text:style-name="P18"><text:span text:style-name="T18">Hi</text:span></text:p>
            <text:p text:style-name="P18"><text:span text:style-name="T18">靜虛</text:span></text:p>
          </draw:text-box>
        </draw:frame>
        <draw:frame draw:style-name="gr20" draw:text-style-name="P19" draw:layer="layout" svg:width="2.4cm" svg:height="2.961cm" svg:x="16.1cm" svg:y="11.699cm">
          <draw:text-box>
            <text:p text:style-name="P18"><text:span text:style-name="T18">Hv</text:span></text:p>
            <text:p text:style-name="P18"><text:span text:style-name="T18">靜動</text:span></text:p>
          </draw:text-box>
        </draw:frame>
        <draw:frame draw:style-name="gr20" draw:text-style-name="P19" draw:layer="layout" svg:width="2.4cm" svg:height="2.961cm" svg:x="19.5cm" svg:y="11.699cm">
          <draw:text-box>
            <text:p text:style-name="P18"><text:span text:style-name="T18">Hh</text:span></text:p>
            <text:p text:style-name="P18"><text:span text:style-name="T18">靜靜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《八極語》應該加入些甚麼語法呢？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layer="layout" svg:width="25.199cm" svg:height="3.506cm" svg:x="1.4cm" svg:y="0.837cm" presentation:class="title">
          <draw:text-box>
            <text:p>其實應該很容易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靜詞可以修飾對應的詞</text:p>
              </text:list-item>
              <text:list-item>
                <text:p>語法可寫成</text:p>
                <text:list>
                  <text:list-item>
                    <text:p>x + X = X(x)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>
          <draw:text-box>
            <text:p>以下是一些範例</text:p>
          </draw:text-box>
        </draw:frame>
        <draw:frame presentation:style-name="pr7" draw:text-style-name="P13" draw:layer="layout" svg:width="9.8cm" svg:height="10.586cm" svg:x="0.6cm" svg:y="7.514cm" presentation:class="outline" presentation:user-transformed="true">
          <draw:text-box>
            <text:list text:style-name="L3">
              <text:list-item>
                <text:p><text:span text:style-name="T11">實</text:span><text:span text:style-name="T11">R:</text:span><text:span text:style-name="T11">貓 </text:span></text:p>
              </text:list-item>
              <text:list-item>
                <text:p><text:span text:style-name="T11">虛</text:span><text:span text:style-name="T11">I:</text:span><text:span text:style-name="T11">想法</text:span></text:p>
              </text:list-item>
              <text:list-item>
                <text:p><text:span text:style-name="T11">動</text:span><text:span text:style-name="T11">V:</text:span><text:span text:style-name="T11">吃</text:span></text:p>
              </text:list-item>
              <text:list-item>
                <text:p><text:span text:style-name="T11">靜</text:span><text:span text:style-name="T11">H:</text:span><text:span text:style-name="T11">紅</text:span></text:p>
              </text:list-item>
            </text:list>
          </draw:text-box>
        </draw:frame>
        <draw:frame presentation:style-name="pr7" draw:text-style-name="P13" draw:layer="layout" svg:width="18.5cm" svg:height="10.586cm" svg:x="9.1cm" svg:y="7.5cm" presentation:class="outline" presentation:user-transformed="true">
          <draw:text-box>
            <text:p><text:span text:style-name="T11">r+R: </text:span><text:span text:style-name="T11">小 貓 <text:s text:c="2"/></text:span><text:span text:style-name="T11">= </text:span><text:span text:style-name="T11">貓</text:span><text:span text:style-name="T11">(</text:span><text:span text:style-name="T11">小</text:span><text:span text:style-name="T11">)</text:span></text:p>
            <text:p><text:span text:style-name="T11">i+I: </text:span><text:span text:style-name="T11">好 想法 </text:span><text:span text:style-name="T11">= </text:span><text:span text:style-name="T11">想法</text:span><text:span text:style-name="T11">(</text:span><text:span text:style-name="T11">好</text:span><text:span text:style-name="T11">)</text:span></text:p>
            <text:p><text:span text:style-name="T11">v+V: </text:span><text:span text:style-name="T11">難 吃 <text:s text:c="2"/></text:span><text:span text:style-name="T11">= </text:span><text:span text:style-name="T11">吃</text:span><text:span text:style-name="T11">(</text:span><text:span text:style-name="T11">難</text:span><text:span text:style-name="T11">)</text:span></text:p>
            <text:p><text:span text:style-name="T11">h+H: </text:span><text:span text:style-name="T11">很 紅 <text:s text:c="2"/></text:span><text:span text:style-name="T11">= </text:span><text:span text:style-name="T11">紅</text:span><text:span text:style-name="T11">(</text:span><text:span text:style-name="T11">很</text:span><text:span text:style-name="T11">)</text:span></text:p>
          </draw:text-box>
        </draw:frame>
        <draw:frame draw:style-name="gr24" draw:text-style-name="P20" draw:layer="layout" svg:width="5.159cm" svg:height="1.267cm" svg:x="1.8cm" svg:y="5.2cm">
          <draw:text-box>
            <text:p><text:span text:style-name="T19">類別 <text:s text:c="2"/>詞彙</text:span></text:p>
          </draw:text-box>
        </draw:frame>
        <draw:frame draw:style-name="gr25" draw:text-style-name="P20" draw:layer="layout" svg:width="2.195cm" svg:height="1.267cm" svg:x="9.011cm" svg:y="5.233cm">
          <draw:text-box>
            <text:p><text:span text:style-name="T19">結構</text:span></text:p>
          </draw:text-box>
        </draw:frame>
        <draw:frame draw:style-name="gr25" draw:text-style-name="P20" draw:layer="layout" svg:width="2.195cm" svg:height="1.267cm" svg:x="9.012cm" svg:y="5.234cm">
          <draw:text-box>
            <text:p><text:span text:style-name="T19">結構</text:span></text:p>
          </draw:text-box>
        </draw:frame>
        <draw:frame draw:style-name="gr25" draw:text-style-name="P20" draw:layer="layout" svg:width="2.195cm" svg:height="1.267cm" svg:x="13.405cm" svg:y="5.333cm">
          <draw:text-box>
            <text:p><text:span text:style-name="T19">短語</text:span></text:p>
          </draw:text-box>
        </draw:frame>
        <draw:frame draw:style-name="gr26" draw:text-style-name="P20" draw:layer="layout" svg:width="3.042cm" svg:height="1.267cm" svg:x="20.9cm" svg:y="5.333cm">
          <draw:text-box>
            <text:p><text:span text:style-name="T19">邏輯式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3" draw:layer="layout" svg:width="25.199cm" svg:height="3.506cm" svg:x="1.4cm" svg:y="0.837cm" presentation:class="title">
          <draw:text-box>
            <text:p>對於英文而言</text:p>
          </draw:text-box>
        </draw:frame>
        <draw:frame presentation:style-name="pr6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這些靜詞通常是《形容詞》或《副詞》</text:span></text:p>
              </text:list-item>
              <text:list-item>
                <text:p><text:span text:style-name="T11">形容詞</text:span><text:span text:style-name="T11">Adj</text:span><text:span text:style-name="T11">用來描述名詞，在八極語分類裏屬於</text:span><text:span text:style-name="T11">n</text:span></text:p>
              </text:list-item>
              <text:list-item>
                <text:p><text:span text:style-name="T11">副詞</text:span><text:span text:style-name="T11">Adv</text:span><text:span text:style-name="T11">用來描述動詞，在八極語分類裏屬於</text:span><text:span text:style-name="T11">v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3">於是</text:span></text:p>
          </draw:text-box>
        </draw:frame>
        <draw:frame presentation:style-name="pr4" draw:text-style-name="P5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5">英文文法中的《名詞短語》規則</text:span></text:p>
                <text:list>
                  <text:list-item>
                    <text:p><text:span text:style-name="T20">NP = D Adj* N+</text:span></text:p>
                  </text:list-item>
                  <text:list-item>
                    <text:p><text:span text:style-name="T20">名詞短語</text:span><text:span text:style-name="T20">=</text:span><text:span text:style-name="T20">定詞 形容詞</text:span><text:span text:style-name="T20">* </text:span><text:span text:style-name="T20">名詞</text:span><text:span text:style-name="T20">+</text:span></text:p>
                  </text:list-item>
                </text:list>
              </text:list-item>
              <text:list-item>
                <text:p><text:span text:style-name="T5">就包含在《八極語》語法中的下列規則當中了。</text:span></text:p>
                <text:list>
                  <text:list-item>
                    <text:p><text:span text:style-name="T5">N = n* N</text:span></text:p>
                  </text:list-item>
                  <text:list-item>
                    <text:p><text:span text:style-name="T5">名詞 </text:span><text:span text:style-name="T5">= </text:span><text:span text:style-name="T5">靜名詞</text:span><text:span text:style-name="T5">* + </text:span><text:span text:style-name="T5">名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就可以將</text:p>
                <text:list>
                  <text:list-item>
                    <text:p><text:span text:style-name="T12">《英文和中文文法》</text:span></text:p>
                  </text:list-item>
                  <text:list-item>
                    <text:p><text:span text:style-name="T12">都納入《八極語》的框架中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>
          <draw:text-box>
            <text:p>甚至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也能納入《日文》和其他語言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只是語法的順序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會稍有不同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6" draw:text-style-name="P2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0">《英文》和《中文》都屬於</text:span></text:p>
                <text:list>
                  <text:list-item>
                    <text:p><text:span text:style-name="T20">S V O </text:span><text:span text:style-name="T20">的『主謂賓』結構</text:span></text:p>
                  </text:list-item>
                  <text:list-item>
                    <text:p><text:span text:style-name="T20">主詞 動詞 受詞</text:span></text:p>
                  </text:list-item>
                </text:list>
              </text:list-item>
              <text:list-item>
                <text:p><text:span text:style-name="T20">但《日語》卻是屬於</text:span></text:p>
                <text:list>
                  <text:list-item>
                    <text:p><text:span text:style-name="T20">S O V </text:span><text:span text:style-name="T20">的『主賓謂』結構</text:span></text:p>
                  </text:list-item>
                  <text:list-item>
                    <text:p><text:span text:style-name="T20">主詞 受詞 動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3">假如用《我愛妳》這句話為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英文：I love you </text:p>
              </text:list-item>
              <text:list-item>
                <text:p>中文：我 愛 你</text:p>
              </text:list-item>
              <text:list-item>
                <text:p>日語：我 你 愛<text:line-break/><text:span text:style-name="T21">–我</text:span><text:span text:style-name="T21">(</text:span><text:span text:style-name="T21">わたしは</text:span><text:span text:style-name="T21">)</text:span><text:span text:style-name="T21">、你</text:span><text:span text:style-name="T21">(</text:span><text:span text:style-name="T21">あなたを</text:span><text:span text:style-name="T21">)</text:span><text:span text:style-name="T21">愛 </text:span><text:span text:style-name="T21">(</text:span><text:span text:style-name="T21">愛しています</text:span><text:span text:style-name="T21">)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>
          <draw:text-box>
            <text:p>對於不同的語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原本就有不同的語法</text:p>
              </text:list-item>
              <text:list-item>
                <text:p>我們不應該強迫人們改變</text:p>
              </text:list-item>
              <text:list-item>
                <text:p>否則會很不習慣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12">因此、《八極語》會有不同的版本</text:span>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像是</text:span></text:p>
                <text:list>
                  <text:list-item>
                    <text:p><text:span text:style-name="T5">《八極英語》盡可能採用英語的語法</text:span></text:p>
                  </text:list-item>
                  <text:list-item>
                    <text:p><text:span text:style-name="T5">《八極漢語》盡可能採用漢語的語法</text:span></text:p>
                  </text:list-item>
                  <text:list-item>
                    <text:p><text:span text:style-name="T5">《八極日語》盡可能採用日語的語法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layer="layout" svg:width="25.199cm" svg:height="3.506cm" svg:x="1.4cm" svg:y="0.837cm" presentation:class="title">
          <draw:text-box>
            <text:p>而調整語法的工作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也可以交給電腦來處理</text:span></text:p>
              </text:list-item>
              <text:list-item>
                <text:p><text:span text:style-name="T10">這對電腦並不算太困難</text:span></text:p>
              </text:list-item>
              <text:list-item>
                <text:p><text:span text:style-name="T10">只要語法非常明確就行了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6" draw:text-style-name="P2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0">我們將會先制定</text:span></text:p>
                <text:list>
                  <text:list-item>
                    <text:p><text:span text:style-name="T20">《八極漢語》和《八極英語》的語法</text:span></text:p>
                  </text:list-item>
                </text:list>
              </text:list-item>
              <text:list-item>
                <text:p><text:span text:style-name="T20">然後、撰寫出</text:span></text:p>
                <text:list>
                  <text:list-item>
                    <text:p><text:span text:style-name="T20">《八極漢語》翻譯為《八極英語》</text:span></text:p>
                  </text:list-item>
                  <text:list-item>
                    <text:p><text:span text:style-name="T20">《八極英語》翻譯為《八極漢語》</text:span></text:p>
                  </text:list-item>
                </text:list>
              </text:list-item>
              <text:list-item>
                <text:p><text:span text:style-name="T20">的程式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layer="layout" svg:width="25.199cm" svg:height="3.506cm" svg:x="1.4cm" svg:y="0.837cm" presentation:class="title">
          <draw:text-box>
            <text:p>透過程式</text:p>
          </draw:text-box>
        </draw:frame>
        <draw:frame presentation:style-name="pr6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英語使用者</text:span></text:p>
                <text:list>
                  <text:list-item>
                    <text:p><text:span text:style-name="T11">只要接受《八極英語》語法的訓練</text:span></text:p>
                  </text:list-item>
                  <text:list-item>
                    <text:p><text:span text:style-name="T11">文章就會被電腦轉為《八極漢語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layer="layout" svg:width="25.199cm" svg:height="3.506cm" svg:x="1.4cm" svg:y="0.837cm" presentation:class="title">
          <draw:text-box>
            <text:p>而漢語使用者</text:p>
          </draw:text-box>
        </draw:frame>
        <draw:frame presentation:style-name="pr6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只要學會《八極漢語》語法</text:span></text:p>
              </text:list-item>
              <text:list-item>
                <text:p><text:span text:style-name="T10">就能透過電腦，輕易的和能讀懂</text:span><text:span text:style-name="T10"><text:line-break/></text:span><text:span text:style-name="T10">《八極英語》的使用者溝通了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英語使用者</text:span></text:p>
                <text:list>
                  <text:list-item>
                    <text:p><text:span text:style-name="T5">需要花多久時間學會《八極英語》？</text:span></text:p>
                  </text:list-item>
                </text:list>
              </text:list-item>
              <text:list-item>
                <text:p><text:span text:style-name="T12">漢語使用者</text:span></text:p>
                <text:list>
                  <text:list-item>
                    <text:p><text:span text:style-name="T5">又需要多久才能學會《八極漢語》呢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4" draw:text-style-name="P12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沒受過訓練的英語使用者</text:span></text:p>
                <text:list>
                  <text:list-item>
                    <text:p><text:span text:style-name="T10">能讀懂《八極英語》嗎？</text:span></text:p>
                  </text:list-item>
                </text:list>
              </text:list-item>
              <text:list-item>
                <text:p><text:span text:style-name="T10">沒受過訓練的漢語使用者</text:span></text:p>
                <text:list>
                  <text:list-item>
                    <text:p><text:span text:style-name="T10">能讀懂《八極漢語》嗎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3">這些都是有待檢驗的問題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3">不過、這並無法阻擋一個程式人</text:span>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投入</text:span></text:p>
                <text:list>
                  <text:list-item>
                    <text:p><text:span text:style-name="T13">撰寫《八極語翻譯系統》</text:span></text:p>
                  </text:list-item>
                  <text:list-item>
                    <text:p><text:span text:style-name="T13">以及《八極語寫作系統》</text:span></text:p>
                  </text:list-item>
                </text:list>
              </text:list-item>
              <text:list-item>
                <text:p><text:span text:style-name="T13">的熱誠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這個系統能很快的和大家見面！</text:span></text:p>
              </text:list-item>
              <text:list-item>
                <text:p><text:span text:style-name="T13">到時還請大家多多使用。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>
          <draw:text-box>
            <text:p>畢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寫程式的目的，就是要幫助人們解決問題的阿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《八極語》可以在某種程度上，解決不同語言使用者之間的溝通問題。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就可以不用學英文</text:p>
              </text:list-item>
              <text:list-item>
                <text:p>外國人也可以不用學中文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3" draw:layer="layout" svg:width="25.199cm" svg:height="3.506cm" svg:x="1.4cm" svg:y="0.837cm" presentation:class="title">
          <draw:text-box>
            <text:p>但是大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都還是可以理解對方的意思</text:p>
              </text:list-item>
              <text:list-item>
                <text:p>達到溝通的目的了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3" draw:layer="layout" svg:width="25.199cm" svg:height="3.506cm" svg:x="1.4cm" svg:y="0.837cm" presentation:class="title">
          <draw:text-box>
            <text:p>最後</text:p>
          </draw:text-box>
        </draw:frame>
        <draw:frame presentation:style-name="pr6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請容我用四種語言，對大家說句話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>
          <draw:text-box>
            <text:p>再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Good bye !</text:p>
              </text:list-item>
              <text:list-item>
                <text:p>さようなら！</text:p>
              </text:list-item>
              <text:list-item>
                <text:p>Co'o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26T09:32:21.335000000</dc:date>
    <meta:editing-duration>P1DT2H11M16S</meta:editing-duration>
    <meta:editing-cycles>273</meta:editing-cycles>
    <meta:generator>LibreOffice/4.4.1.2$Windows_x86 LibreOffice_project/45e2de17089c24a1fa810c8f975a7171ba4cd432</meta:generator>
    <meta:document-statistic meta:object-count="383"/>
  </office:meta>
</office:document-meta>
</file>